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NDA RICALDI, WALDO NILT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195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32922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ANDA RICALDI, WALDO NILT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195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4195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823783</text:p>
          </table:table-cell>
          <table:table-cell table:style-name="Tabla2.D3" office:value-type="string">
            <text:p text:style-name="P23">3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57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